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6.14pt" svg:height="466.27pt" svg:x="319.07pt" svg:y="32pt">
            <loext:p draw:notify-on-update-of-ranges="Sheet1.A2:Sheet1.A91 Sheet1.B2:Sheet1.B91 Sheet1.C2:Sheet1.C91 Sheet1.D2:Sheet1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VS MSE</text:p>
          </table:table-cell>
          <table:table-cell office:value-type="string" calcext:value-type="string">
            <text:p>VS 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0111338407" calcext:value-type="float">
            <text:p>0.7701113384</text:p>
          </table:table-cell>
          <table:table-cell office:value-type="float" office:value="0.77303780528" calcext:value-type="float">
            <text:p>0.7730378053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050114053" calcext:value-type="float">
            <text:p>0.6680501141</text:p>
          </table:table-cell>
          <table:table-cell office:value-type="float" office:value="0.689531148447" calcext:value-type="float">
            <text:p>0.6895311484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893584461" calcext:value-type="float">
            <text:p>0.6589358446</text:p>
          </table:table-cell>
          <table:table-cell office:value-type="float" office:value="0.673547041614" calcext:value-type="float">
            <text:p>0.6735470416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487790367" calcext:value-type="float">
            <text:p>0.6514877904</text:p>
          </table:table-cell>
          <table:table-cell office:value-type="float" office:value="0.671289400157" calcext:value-type="float">
            <text:p>0.6712894002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8073151622" calcext:value-type="float">
            <text:p>0.6380731516</text:p>
          </table:table-cell>
          <table:table-cell office:value-type="float" office:value="0.653282475116" calcext:value-type="float">
            <text:p>0.6532824751</text:p>
          </table:table-cell>
          <table:table-cell office:value-type="float" office:value="0.216216216216216" calcext:value-type="float">
            <text:p>0.2162162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5864805426" calcext:value-type="float">
            <text:p>0.6158648054</text:p>
          </table:table-cell>
          <table:table-cell office:value-type="float" office:value="0.644362077977" calcext:value-type="float">
            <text:p>0.644362078</text:p>
          </table:table-cell>
          <table:table-cell office:value-type="float" office:value="0.243243243243243" calcext:value-type="float">
            <text:p>0.2432432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9919299051" calcext:value-type="float">
            <text:p>0.5799192991</text:p>
          </table:table-cell>
          <table:table-cell office:value-type="float" office:value="0.601985376183" calcext:value-type="float">
            <text:p>0.6019853762</text:p>
          </table:table-cell>
          <table:table-cell office:value-type="float" office:value="0.648648648648649" calcext:value-type="float">
            <text:p>0.6486486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0312201326" calcext:value-type="float">
            <text:p>0.5303122013</text:p>
          </table:table-cell>
          <table:table-cell office:value-type="float" office:value="0.563732967768" calcext:value-type="float">
            <text:p>0.5637329678</text:p>
          </table:table-cell>
          <table:table-cell office:value-type="float" office:value="0.891891891891892" calcext:value-type="float">
            <text:p>0.8918918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7870959127" calcext:value-type="float">
            <text:p>0.4778709591</text:p>
          </table:table-cell>
          <table:table-cell office:value-type="float" office:value="0.517028851916" calcext:value-type="float">
            <text:p>0.5170288519</text:p>
          </table:table-cell>
          <table:table-cell office:value-type="float" office:value="0.648648648648649" calcext:value-type="float">
            <text:p>0.6486486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3407772921" calcext:value-type="float">
            <text:p>0.4334077729</text:p>
          </table:table-cell>
          <table:table-cell office:value-type="float" office:value="0.477098160445" calcext:value-type="float">
            <text:p>0.4770981604</text:p>
          </table:table-cell>
          <table:table-cell office:value-type="float" office:value="0.648648648648649" calcext:value-type="float">
            <text:p>0.6486486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2528809925" calcext:value-type="float">
            <text:p>0.4025288099</text:p>
          </table:table-cell>
          <table:table-cell office:value-type="float" office:value="0.449159287888" calcext:value-type="float">
            <text:p>0.4491592879</text:p>
          </table:table-cell>
          <table:table-cell office:value-type="float" office:value="0.72972972972973" calcext:value-type="float">
            <text:p>0.7297297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79698184035" calcext:value-type="float">
            <text:p>0.379698184</text:p>
          </table:table-cell>
          <table:table-cell office:value-type="float" office:value="0.428800222497" calcext:value-type="float">
            <text:p>0.4288002225</text:p>
          </table:table-cell>
          <table:table-cell office:value-type="float" office:value="0.675675675675676" calcext:value-type="float">
            <text:p>0.6756756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3453655296" calcext:value-type="float">
            <text:p>0.3634536553</text:p>
          </table:table-cell>
          <table:table-cell office:value-type="float" office:value="0.421419793993" calcext:value-type="float">
            <text:p>0.421419794</text:p>
          </table:table-cell>
          <table:table-cell office:value-type="float" office:value="0.702702702702703" calcext:value-type="float">
            <text:p>0.70270270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3376724736" calcext:value-type="float">
            <text:p>0.3533767247</text:p>
          </table:table-cell>
          <table:table-cell office:value-type="float" office:value="0.416374664948" calcext:value-type="float">
            <text:p>0.4163746649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44508223321" calcext:value-type="float">
            <text:p>0.3445082233</text:p>
          </table:table-cell>
          <table:table-cell office:value-type="float" office:value="0.404671822552" calcext:value-type="float">
            <text:p>0.4046718226</text:p>
          </table:table-cell>
          <table:table-cell office:value-type="float" office:value="0.864864864864865" calcext:value-type="float">
            <text:p>0.86486486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8497788066" calcext:value-type="float">
            <text:p>0.3384977881</text:p>
          </table:table-cell>
          <table:table-cell office:value-type="float" office:value="0.397440480597" calcext:value-type="float">
            <text:p>0.3974404806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357347403" calcext:value-type="float">
            <text:p>0.3333573474</text:p>
          </table:table-cell>
          <table:table-cell office:value-type="float" office:value="0.393292614569" calcext:value-type="float">
            <text:p>0.3932926146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29342742612" calcext:value-type="float">
            <text:p>0.3293427426</text:p>
          </table:table-cell>
          <table:table-cell office:value-type="float" office:value="0.389511897271" calcext:value-type="float">
            <text:p>0.3895118973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25646784684" calcext:value-type="float">
            <text:p>0.3256467847</text:p>
          </table:table-cell>
          <table:table-cell office:value-type="float" office:value="0.386261554494" calcext:value-type="float">
            <text:p>0.3862615545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2519808565" calcext:value-type="float">
            <text:p>0.3225198086</text:p>
          </table:table-cell>
          <table:table-cell office:value-type="float" office:value="0.381759272933" calcext:value-type="float">
            <text:p>0.3817592729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19648722534" calcext:value-type="float">
            <text:p>0.3196487225</text:p>
          </table:table-cell>
          <table:table-cell office:value-type="float" office:value="0.380704569871" calcext:value-type="float">
            <text:p>0.3807045699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7359443854" calcext:value-type="float">
            <text:p>0.3173594439</text:p>
          </table:table-cell>
          <table:table-cell office:value-type="float" office:value="0.373456446699" calcext:value-type="float">
            <text:p>0.3734564467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4195510878" calcext:value-type="float">
            <text:p>0.3141955109</text:p>
          </table:table-cell>
          <table:table-cell office:value-type="float" office:value="0.372496387456" calcext:value-type="float">
            <text:p>0.3724963875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11583464813" calcext:value-type="float">
            <text:p>0.3115834648</text:p>
          </table:table-cell>
          <table:table-cell office:value-type="float" office:value="0.370748133809" calcext:value-type="float">
            <text:p>0.3707481338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09025949756" calcext:value-type="float">
            <text:p>0.3090259498</text:p>
          </table:table-cell>
          <table:table-cell office:value-type="float" office:value="0.366694533659" calcext:value-type="float">
            <text:p>0.3666945337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065510448" calcext:value-type="float">
            <text:p>0.3065510448</text:p>
          </table:table-cell>
          <table:table-cell office:value-type="float" office:value="0.364540015143" calcext:value-type="float">
            <text:p>0.3645400151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3950263398" calcext:value-type="float">
            <text:p>0.3039502634</text:p>
          </table:table-cell>
          <table:table-cell office:value-type="float" office:value="0.360224407568" calcext:value-type="float">
            <text:p>0.3602244076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03453559629" calcext:value-type="float">
            <text:p>0.3034535596</text:p>
          </table:table-cell>
          <table:table-cell office:value-type="float" office:value="0.363704619028" calcext:value-type="float">
            <text:p>0.363704619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0220650354" calcext:value-type="float">
            <text:p>0.3022065035</text:p>
          </table:table-cell>
          <table:table-cell office:value-type="float" office:value="0.349971318716" calcext:value-type="float">
            <text:p>0.3499713187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6026674" calcext:value-type="float">
            <text:p>0.296026674</text:p>
          </table:table-cell>
          <table:table-cell office:value-type="float" office:value="0.347765543435" calcext:value-type="float">
            <text:p>0.3477655434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3278616991" calcext:value-type="float">
            <text:p>0.293278617</text:p>
          </table:table-cell>
          <table:table-cell office:value-type="float" office:value="0.342943652527" calcext:value-type="float">
            <text:p>0.3429436525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90559663243" calcext:value-type="float">
            <text:p>0.2905596632</text:p>
          </table:table-cell>
          <table:table-cell office:value-type="float" office:value="0.338536884845" calcext:value-type="float">
            <text:p>0.3385368848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4945876061" calcext:value-type="float">
            <text:p>0.2949458761</text:p>
          </table:table-cell>
          <table:table-cell office:value-type="float" office:value="0.334349599016" calcext:value-type="float">
            <text:p>0.334349599</text:p>
          </table:table-cell>
          <table:table-cell office:value-type="float" office:value="0.837837837837838" calcext:value-type="float">
            <text:p>0.83783783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8545988922" calcext:value-type="float">
            <text:p>0.2854598892</text:p>
          </table:table-cell>
          <table:table-cell office:value-type="float" office:value="0.329009026168" calcext:value-type="float">
            <text:p>0.3290090262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142300267" calcext:value-type="float">
            <text:p>0.2814230027</text:p>
          </table:table-cell>
          <table:table-cell office:value-type="float" office:value="0.329329957341" calcext:value-type="float">
            <text:p>0.3293299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77692082838" calcext:value-type="float">
            <text:p>0.2776920828</text:p>
          </table:table-cell>
          <table:table-cell office:value-type="float" office:value="0.321280974796" calcext:value-type="float">
            <text:p>0.3212809748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8232640047" calcext:value-type="float">
            <text:p>0.2823264005</text:p>
          </table:table-cell>
          <table:table-cell office:value-type="float" office:value="0.317541779808" calcext:value-type="float">
            <text:p>0.3175417798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280097106057" calcext:value-type="float">
            <text:p>0.2800971061</text:p>
          </table:table-cell>
          <table:table-cell office:value-type="float" office:value="0.331983657379" calcext:value-type="float">
            <text:p>0.3319836574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6008266105" calcext:value-type="float">
            <text:p>0.2760082661</text:p>
          </table:table-cell>
          <table:table-cell office:value-type="float" office:value="0.326397420673" calcext:value-type="float">
            <text:p>0.3263974207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64948270396" calcext:value-type="float">
            <text:p>0.2649482704</text:p>
          </table:table-cell>
          <table:table-cell office:value-type="float" office:value="0.300482581734" calcext:value-type="float">
            <text:p>0.3004825817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63652297944" calcext:value-type="float">
            <text:p>0.2636522979</text:p>
          </table:table-cell>
          <table:table-cell office:value-type="float" office:value="0.294777410051" calcext:value-type="float">
            <text:p>0.2947774101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57542765935" calcext:value-type="float">
            <text:p>0.2575427659</text:p>
          </table:table-cell>
          <table:table-cell office:value-type="float" office:value="0.289233935434" calcext:value-type="float">
            <text:p>0.2892339354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74823078863" calcext:value-type="float">
            <text:p>0.2748230789</text:p>
          </table:table-cell>
          <table:table-cell office:value-type="float" office:value="0.325835253682" calcext:value-type="float">
            <text:p>0.3258352537</text:p>
          </table:table-cell>
          <table:table-cell office:value-type="float" office:value="0.864864864864865" calcext:value-type="float">
            <text:p>0.86486486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0749224402" calcext:value-type="float">
            <text:p>0.2507492244</text:p>
          </table:table-cell>
          <table:table-cell office:value-type="float" office:value="0.289417462484" calcext:value-type="float">
            <text:p>0.2894174625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7750196071" calcext:value-type="float">
            <text:p>0.2877501961</text:p>
          </table:table-cell>
          <table:table-cell office:value-type="float" office:value="0.343257454566" calcext:value-type="float">
            <text:p>0.3432574546</text:p>
          </table:table-cell>
          <table:table-cell office:value-type="float" office:value="0.756756756756757" calcext:value-type="float">
            <text:p>0.75675675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48178208231" calcext:value-type="float">
            <text:p>0.2481782082</text:p>
          </table:table-cell>
          <table:table-cell office:value-type="float" office:value="0.270563187344" calcext:value-type="float">
            <text:p>0.2705631873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34148514645" calcext:value-type="float">
            <text:p>0.2341485146</text:p>
          </table:table-cell>
          <table:table-cell office:value-type="float" office:value="0.263032587625" calcext:value-type="float">
            <text:p>0.2630325876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29806615531" calcext:value-type="float">
            <text:p>0.2298066155</text:p>
          </table:table-cell>
          <table:table-cell office:value-type="float" office:value="0.257300404829" calcext:value-type="float">
            <text:p>0.2573004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31813986159" calcext:value-type="float">
            <text:p>0.2318139862</text:p>
          </table:table-cell>
          <table:table-cell office:value-type="float" office:value="0.265128643498" calcext:value-type="float">
            <text:p>0.2651286435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33833014207" calcext:value-type="float">
            <text:p>0.2338330142</text:p>
          </table:table-cell>
          <table:table-cell office:value-type="float" office:value="0.26865035164" calcext:value-type="float">
            <text:p>0.2686503516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60692687237" calcext:value-type="float">
            <text:p>0.2606926872</text:p>
          </table:table-cell>
          <table:table-cell office:value-type="float" office:value="0.268550617253" calcext:value-type="float">
            <text:p>0.2685506173</text:p>
          </table:table-cell>
          <table:table-cell office:value-type="float" office:value="0.864864864864865" calcext:value-type="float">
            <text:p>0.86486486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11108301216" calcext:value-type="float">
            <text:p>0.2111083012</text:p>
          </table:table-cell>
          <table:table-cell office:value-type="float" office:value="0.232454922928" calcext:value-type="float">
            <text:p>0.2324549229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11327210022" calcext:value-type="float">
            <text:p>0.21132721</text:p>
          </table:table-cell>
          <table:table-cell office:value-type="float" office:value="0.237141344593" calcext:value-type="float">
            <text:p>0.2371413446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12216398601" calcext:value-type="float">
            <text:p>0.2122163986</text:p>
          </table:table-cell>
          <table:table-cell office:value-type="float" office:value="0.238905535982" calcext:value-type="float">
            <text:p>0.238905536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15442549843" calcext:value-type="float">
            <text:p>0.2154425498</text:p>
          </table:table-cell>
          <table:table-cell office:value-type="float" office:value="0.243949357047" calcext:value-type="float">
            <text:p>0.243949357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8443707155" calcext:value-type="float">
            <text:p>0.1984437072</text:p>
          </table:table-cell>
          <table:table-cell office:value-type="float" office:value="0.207765313262" calcext:value-type="float">
            <text:p>0.2077653133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95877093541" calcext:value-type="float">
            <text:p>0.1958770935</text:p>
          </table:table-cell>
          <table:table-cell office:value-type="float" office:value="0.216855369011" calcext:value-type="float">
            <text:p>0.216855369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93370912638" calcext:value-type="float">
            <text:p>0.1933709126</text:p>
          </table:table-cell>
          <table:table-cell office:value-type="float" office:value="0.198318831537" calcext:value-type="float">
            <text:p>0.1983188315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80915518725" calcext:value-type="float">
            <text:p>0.1809155187</text:p>
          </table:table-cell>
          <table:table-cell office:value-type="float" office:value="0.187748580196" calcext:value-type="float">
            <text:p>0.1877485802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73379542835" calcext:value-type="float">
            <text:p>0.1733795428</text:p>
          </table:table-cell>
          <table:table-cell office:value-type="float" office:value="0.181694419408" calcext:value-type="float">
            <text:p>0.1816944194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70479006896" calcext:value-type="float">
            <text:p>0.1704790069</text:p>
          </table:table-cell>
          <table:table-cell office:value-type="float" office:value="0.182926731087" calcext:value-type="float">
            <text:p>0.1829267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71555252195" calcext:value-type="float">
            <text:p>0.1715552522</text:p>
          </table:table-cell>
          <table:table-cell office:value-type="float" office:value="0.185633055052" calcext:value-type="float">
            <text:p>0.1856330551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64703328689" calcext:value-type="float">
            <text:p>0.1647033287</text:p>
          </table:table-cell>
          <table:table-cell office:value-type="float" office:value="0.167320389853" calcext:value-type="float">
            <text:p>0.1673203899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81824765535" calcext:value-type="float">
            <text:p>0.1818247655</text:p>
          </table:table-cell>
          <table:table-cell office:value-type="float" office:value="0.177961677305" calcext:value-type="float">
            <text:p>0.1779616773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0734864154" calcext:value-type="float">
            <text:p>0.1607348642</text:p>
          </table:table-cell>
          <table:table-cell office:value-type="float" office:value="0.160617047636" calcext:value-type="float">
            <text:p>0.1606170476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48304857524" calcext:value-type="float">
            <text:p>0.1483048575</text:p>
          </table:table-cell>
          <table:table-cell office:value-type="float" office:value="0.155599124465" calcext:value-type="float">
            <text:p>0.155599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45387760983" calcext:value-type="float">
            <text:p>0.145387761</text:p>
          </table:table-cell>
          <table:table-cell office:value-type="float" office:value="0.152397876902" calcext:value-type="float">
            <text:p>0.1523978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69924924351" calcext:value-type="float">
            <text:p>0.1699249244</text:p>
          </table:table-cell>
          <table:table-cell office:value-type="float" office:value="0.162629638238" calcext:value-type="float">
            <text:p>0.1626296382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6286906795" calcext:value-type="float">
            <text:p>0.162869068</text:p>
          </table:table-cell>
          <table:table-cell office:value-type="float" office:value="0.175688366191" calcext:value-type="float">
            <text:p>0.1756883662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5808945226" calcext:value-type="float">
            <text:p>0.1580894523</text:p>
          </table:table-cell>
          <table:table-cell office:value-type="float" office:value="0.169482562117" calcext:value-type="float">
            <text:p>0.1694825621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688687967" calcext:value-type="float">
            <text:p>0.1468868797</text:p>
          </table:table-cell>
          <table:table-cell office:value-type="float" office:value="0.14155710345" calcext:value-type="float">
            <text:p>0.1415571035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1122663301" calcext:value-type="float">
            <text:p>0.2211226633</text:p>
          </table:table-cell>
          <table:table-cell office:value-type="float" office:value="0.24395179168" calcext:value-type="float">
            <text:p>0.2439517917</text:p>
          </table:table-cell>
          <table:table-cell office:value-type="float" office:value="0.864864864864865" calcext:value-type="float">
            <text:p>0.86486486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2948251161" calcext:value-type="float">
            <text:p>0.1294825116</text:p>
          </table:table-cell>
          <table:table-cell office:value-type="float" office:value="0.126193426596" calcext:value-type="float">
            <text:p>0.1261934266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40640621395" calcext:value-type="float">
            <text:p>0.1406406214</text:p>
          </table:table-cell>
          <table:table-cell office:value-type="float" office:value="0.148949347285" calcext:value-type="float">
            <text:p>0.1489493473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16152390374" calcext:value-type="float">
            <text:p>0.1161523904</text:p>
          </table:table-cell>
          <table:table-cell office:value-type="float" office:value="0.116539711951" calcext:value-type="float">
            <text:p>0.116539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47120082542" calcext:value-type="float">
            <text:p>0.1471200825</text:p>
          </table:table-cell>
          <table:table-cell office:value-type="float" office:value="0.137061847313" calcext:value-type="float">
            <text:p>0.1370618473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16934453218" calcext:value-type="float">
            <text:p>0.1169344532</text:p>
          </table:table-cell>
          <table:table-cell office:value-type="float" office:value="0.112900190516" calcext:value-type="float">
            <text:p>0.1129001905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1722571608" calcext:value-type="float">
            <text:p>0.1172257161</text:p>
          </table:table-cell>
          <table:table-cell office:value-type="float" office:value="0.112058922056" calcext:value-type="float">
            <text:p>0.1120589221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17309320058" calcext:value-type="float">
            <text:p>0.1173093201</text:p>
          </table:table-cell>
          <table:table-cell office:value-type="float" office:value="0.121479098277" calcext:value-type="float">
            <text:p>0.1214790983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21180237068" calcext:value-type="float">
            <text:p>0.1211802371</text:p>
          </table:table-cell>
          <table:table-cell office:value-type="float" office:value="0.114358972685" calcext:value-type="float">
            <text:p>0.1143589727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01113815581" calcext:value-type="float">
            <text:p>0.1011138156</text:p>
          </table:table-cell>
          <table:table-cell office:value-type="float" office:value="0.0996202547212" calcext:value-type="float">
            <text:p>0.0996202547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06580040604" calcext:value-type="float">
            <text:p>0.1065800406</text:p>
          </table:table-cell>
          <table:table-cell office:value-type="float" office:value="0.109428836194" calcext:value-type="float">
            <text:p>0.1094288362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29815721781" calcext:value-type="float">
            <text:p>0.1298157218</text:p>
          </table:table-cell>
          <table:table-cell office:value-type="float" office:value="0.120087796788" calcext:value-type="float">
            <text:p>0.1200877968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05909996597" calcext:value-type="float">
            <text:p>0.1059099966</text:p>
          </table:table-cell>
          <table:table-cell office:value-type="float" office:value="0.100398382148" calcext:value-type="float">
            <text:p>0.1003983821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933460123396" calcext:value-type="float">
            <text:p>0.0933460123</text:p>
          </table:table-cell>
          <table:table-cell office:value-type="float" office:value="0.0917312572391" calcext:value-type="float">
            <text:p>0.0917312572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0660351408" calcext:value-type="float">
            <text:p>0.1006603514</text:p>
          </table:table-cell>
          <table:table-cell office:value-type="float" office:value="0.103696047826" calcext:value-type="float">
            <text:p>0.1036960478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11594954566" calcext:value-type="float">
            <text:p>0.1115949546</text:p>
          </table:table-cell>
          <table:table-cell office:value-type="float" office:value="0.104191314936" calcext:value-type="float">
            <text:p>0.1041913149</text:p>
          </table:table-cell>
          <table:table-cell office:value-type="float" office:value="0.945945945945946" calcext:value-type="float">
            <text:p>0.94594594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12988287143" calcext:value-type="float">
            <text:p>0.1129882871</text:p>
          </table:table-cell>
          <table:table-cell office:value-type="float" office:value="0.118597480901" calcext:value-type="float">
            <text:p>0.1185974809</text:p>
          </table:table-cell>
          <table:table-cell office:value-type="float" office:value="0.918918918918919" calcext:value-type="float">
            <text:p>0.91891891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865904253936" calcext:value-type="float">
            <text:p>0.0865904254</text:p>
          </table:table-cell>
          <table:table-cell office:value-type="float" office:value="0.0851255534545" calcext:value-type="float">
            <text:p>0.0851255535</text:p>
          </table:table-cell>
          <table:table-cell office:value-type="float" office:value="0.972972972972973" calcext:value-type="float">
            <text:p>0.9729729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87366998939" calcext:value-type="float">
            <text:p>0.0873669989</text:p>
          </table:table-cell>
          <table:table-cell office:value-type="float" office:value="0.0842616319889" calcext:value-type="float">
            <text:p>0.084261632</text:p>
          </table:table-cell>
          <table:table-cell office:value-type="float" office:value="0.972972972972973" calcext:value-type="float">
            <text:p>0.972972973</text:p>
          </table:table-cell>
        </table:table-row>
      </table:table>
      <table:table table:name="Sheet2" table:style-name="ta1">
        <table:shapes>
          <draw:frame draw:z-index="0" draw:style-name="gr1" draw:text-style-name="P1" svg:width="656.14pt" svg:height="466.27pt" svg:x="273.23pt" svg:y="116.48pt">
            <loext:p draw:notify-on-update-of-ranges="Sheet2.A2:Sheet2.A9 Sheet2.B2:Sheet2.B9 Sheet2.C2:Sheet2.C9 Sheet2.D2:Sheet2.D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56.14pt" svg:height="466.27pt" svg:x="722.89pt" svg:y="160.75pt">
            <loext:p draw:notify-on-update-of-ranges="Sheet2.A2:Sheet2.A9 Sheet2.E2:Sheet2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56.14pt" svg:height="466.27pt" svg:x="110.92pt" svg:y="387.24pt">
            <loext:p draw:notify-on-update-of-ranges="Sheet2.A12:Sheet2.A21 Sheet2.B12:Sheet2.B21 Sheet2.C12:Sheet2.C21 Sheet2.D12:Sheet2.D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56.14pt" svg:height="466.27pt" svg:x="579pt" svg:y="497.71pt">
            <loext:p draw:notify-on-update-of-ranges="Sheet2.A23:Sheet2.A30 Sheet2.B23:Sheet2.B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VS MSE</text:p>
          </table:table-cell>
          <table:table-cell office:value-type="string" calcext:value-type="string">
            <text:p>Test MSE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70314139042" calcext:value-type="float">
            <text:p>0.370314139</text:p>
          </table:table-cell>
          <table:table-cell office:value-type="float" office:value="0.485872222224643" calcext:value-type="float">
            <text:p>0.4858722222</text:p>
          </table:table-cell>
          <table:table-cell office:value-type="float" office:value="1.26934646692865" calcext:value-type="float">
            <text:p>1.26934646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0111588986" calcext:value-type="float">
            <text:p>0.3011158899</text:p>
          </table:table-cell>
          <table:table-cell office:value-type="float" office:value="0.449092224678416" calcext:value-type="float">
            <text:p>0.4490922247</text:p>
          </table:table-cell>
          <table:table-cell office:value-type="float" office:value="1.25153966471149" calcext:value-type="float">
            <text:p>1.251539664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9541604605" calcext:value-type="float">
            <text:p>0.3954160461</text:p>
          </table:table-cell>
          <table:table-cell office:value-type="float" office:value="0.502585839280214" calcext:value-type="float">
            <text:p>0.5025858393</text:p>
          </table:table-cell>
          <table:table-cell office:value-type="float" office:value="1.08715073588073" calcext:value-type="float">
            <text:p>1.08715073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06339772371" calcext:value-type="float">
            <text:p>0.2063397724</text:p>
          </table:table-cell>
          <table:table-cell office:value-type="float" office:value="0.38185834007332" calcext:value-type="float">
            <text:p>0.3818583401</text:p>
          </table:table-cell>
          <table:table-cell office:value-type="float" office:value="1.16837722183908" calcext:value-type="float">
            <text:p>1.16837722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095080067" calcext:value-type="float">
            <text:p>0.2550950801</text:p>
          </table:table-cell>
          <table:table-cell office:value-type="float" office:value="0.430788692175657" calcext:value-type="float">
            <text:p>0.4307886922</text:p>
          </table:table-cell>
          <table:table-cell office:value-type="float" office:value="1.07363028982685" calcext:value-type="float">
            <text:p>1.07363028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8966090694" calcext:value-type="float">
            <text:p>0.3896609069</text:p>
          </table:table-cell>
          <table:table-cell office:value-type="float" office:value="0.502359405082506" calcext:value-type="float">
            <text:p>0.5023594051</text:p>
          </table:table-cell>
          <table:table-cell office:value-type="float" office:value="0.997635303410636" calcext:value-type="float">
            <text:p>0.99763530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94275646014" calcext:value-type="float">
            <text:p>0.394275646</text:p>
          </table:table-cell>
          <table:table-cell office:value-type="float" office:value="0.491766977926028" calcext:value-type="float">
            <text:p>0.4917669779</text:p>
          </table:table-cell>
          <table:table-cell office:value-type="float" office:value="0.982322704776389" calcext:value-type="float">
            <text:p>0.98232270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21872469392" calcext:value-type="float">
            <text:p>0.4218724694</text:p>
          </table:table-cell>
          <table:table-cell office:value-type="float" office:value="0.544580906703742" calcext:value-type="float">
            <text:p>0.5445809067</text:p>
          </table:table-cell>
          <table:table-cell office:value-type="float" office:value="1.02415629345164" calcext:value-type="float">
            <text:p>1.02415629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dden Nodes</text:p>
          </table:table-cell>
          <table:table-cell office:value-type="string" calcext:value-type="string">
            <text:p>Training MSE</text:p>
          </table:table-cell>
          <table:table-cell office:value-type="string" calcext:value-type="string">
            <text:p>VS MSE</text:p>
          </table:table-cell>
          <table:table-cell office:value-type="string" calcext:value-type="string">
            <text:p>Test M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3185370152" calcext:value-type="float">
            <text:p>0.8231853702</text:p>
          </table:table-cell>
          <table:table-cell office:value-type="float" office:value="0.844542504303909" calcext:value-type="float">
            <text:p>0.8445425043</text:p>
          </table:table-cell>
          <table:table-cell office:value-type="float" office:value="0.852069501816115" calcext:value-type="float">
            <text:p>0.85206950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900751699" calcext:value-type="float">
            <text:p>0.779007517</text:p>
          </table:table-cell>
          <table:table-cell office:value-type="float" office:value="0.807706610142625" calcext:value-type="float">
            <text:p>0.8077066101</text:p>
          </table:table-cell>
          <table:table-cell office:value-type="float" office:value="0.814729588263433" calcext:value-type="float">
            <text:p>0.81472958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342712498" calcext:value-type="float">
            <text:p>0.5973427125</text:p>
          </table:table-cell>
          <table:table-cell office:value-type="float" office:value="0.626844346158956" calcext:value-type="float">
            <text:p>0.6268443462</text:p>
          </table:table-cell>
          <table:table-cell office:value-type="float" office:value="1.0662816504011" calcext:value-type="float">
            <text:p>1.0662816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7944764467" calcext:value-type="float">
            <text:p>0.5979447645</text:p>
          </table:table-cell>
          <table:table-cell office:value-type="float" office:value="0.624848437837123" calcext:value-type="float">
            <text:p>0.6248484378</text:p>
          </table:table-cell>
          <table:table-cell office:value-type="float" office:value="0.827218589812613" calcext:value-type="float">
            <text:p>0.82721858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180084425" calcext:value-type="float">
            <text:p>0.4518008443</text:p>
          </table:table-cell>
          <table:table-cell office:value-type="float" office:value="0.47507283373305" calcext:value-type="float">
            <text:p>0.4750728337</text:p>
          </table:table-cell>
          <table:table-cell office:value-type="float" office:value="1.03237336973585" calcext:value-type="float">
            <text:p>1.03237336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6609448957" calcext:value-type="float">
            <text:p>0.216609449</text:p>
          </table:table-cell>
          <table:table-cell office:value-type="float" office:value="0.390574553726827" calcext:value-type="float">
            <text:p>0.3905745537</text:p>
          </table:table-cell>
          <table:table-cell office:value-type="float" office:value="1.18532156498037" calcext:value-type="float">
            <text:p>1.1853215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8751592802" calcext:value-type="float">
            <text:p>0.287515928</text:p>
          </table:table-cell>
          <table:table-cell office:value-type="float" office:value="0.397568974065049" calcext:value-type="float">
            <text:p>0.3975689741</text:p>
          </table:table-cell>
          <table:table-cell office:value-type="float" office:value="1.09691981323669" calcext:value-type="float">
            <text:p>1.09691981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38154373332" calcext:value-type="float">
            <text:p>0.2381543733</text:p>
          </table:table-cell>
          <table:table-cell office:value-type="float" office:value="0.347336095659504" calcext:value-type="float">
            <text:p>0.3473360957</text:p>
          </table:table-cell>
          <table:table-cell office:value-type="float" office:value="0.758632239020609" calcext:value-type="float">
            <text:p>0.75863223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5052396256" calcext:value-type="float">
            <text:p>0.2505239626</text:p>
          </table:table-cell>
          <table:table-cell office:value-type="float" office:value="0.364823746685994" calcext:value-type="float">
            <text:p>0.3648237467</text:p>
          </table:table-cell>
          <table:table-cell office:value-type="float" office:value="0.536614415882285" calcext:value-type="float">
            <text:p>0.536614415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80599470398" calcext:value-type="float">
            <text:p>1.805994704</text:p>
          </table:table-cell>
          <table:table-cell office:value-type="float" office:value="1.85417303494142" calcext:value-type="float">
            <text:p>1.8541730349</text:p>
          </table:table-cell>
          <table:table-cell office:value-type="float" office:value="1.80637288247163" calcext:value-type="float">
            <text:p>1.8063728825</text:p>
          </table:table-cell>
          <table:table-cell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Epoch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</table:table>
      <table:table table:name="Sheet3" table:style-name="ta1">
        <table:shapes>
          <draw:frame draw:z-index="0" draw:style-name="gr1" draw:text-style-name="P1" svg:width="656.14pt" svg:height="466.27pt" svg:x="248.09pt" svg:y="49.04pt">
            <loext:p draw:notify-on-update-of-ranges="Sheet3.A2:Sheet3.A12 Sheet3.B2:Sheet3.B12 Sheet3.C2:Sheet3.C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as input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876010781671159" calcext:value-type="float">
            <text:p>0.0876010782</text:p>
          </table:table-cell>
          <table:table-cell office:value-type="float" office:value="0.100806451612903" calcext:value-type="float">
            <text:p>0.10080645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559299191374663" calcext:value-type="float">
            <text:p>0.5592991914</text:p>
          </table:table-cell>
          <table:table-cell office:value-type="float" office:value="0.395161290322581" calcext:value-type="float">
            <text:p>0.39516129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94070080862534" calcext:value-type="float">
            <text:p>0.6940700809</text:p>
          </table:table-cell>
          <table:table-cell office:value-type="float" office:value="0.556451612903226" calcext:value-type="float">
            <text:p>0.5564516129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757412398921833" calcext:value-type="float">
            <text:p>0.7574123989</text:p>
          </table:table-cell>
          <table:table-cell office:value-type="float" office:value="0.532258064516129" calcext:value-type="float">
            <text:p>0.532258064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669811320754717" calcext:value-type="float">
            <text:p>0.6698113208</text:p>
          </table:table-cell>
          <table:table-cell office:value-type="float" office:value="0.596774193548387" calcext:value-type="float">
            <text:p>0.5967741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11320754717" calcext:value-type="float">
            <text:p>0.6981132075</text:p>
          </table:table-cell>
          <table:table-cell office:value-type="float" office:value="0.641129032258065" calcext:value-type="float">
            <text:p>0.64112903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00539083557951" calcext:value-type="float">
            <text:p>0.8005390836</text:p>
          </table:table-cell>
          <table:table-cell office:value-type="float" office:value="0.661290322580645" calcext:value-type="float">
            <text:p>0.661290322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85983827493261" calcext:value-type="float">
            <text:p>0.6859838275</text:p>
          </table:table-cell>
          <table:table-cell office:value-type="float" office:value="0.536290322580645" calcext:value-type="float">
            <text:p>0.5362903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5849056603773" calcext:value-type="float">
            <text:p>0.7358490566</text:p>
          </table:table-cell>
          <table:table-cell office:value-type="float" office:value="0.584677419354839" calcext:value-type="float">
            <text:p>0.5846774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355795148248" calcext:value-type="float">
            <text:p>0.5835579515</text:p>
          </table:table-cell>
          <table:table-cell office:value-type="float" office:value="0.415322580645161" calcext:value-type="float">
            <text:p>0.4153225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6010781671159" calcext:value-type="float">
            <text:p>0.0876010782</text:p>
          </table:table-cell>
          <table:table-cell office:value-type="float" office:value="0.100806451612903" calcext:value-type="float">
            <text:p>0.1008064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8:57:11.799851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28:06.363639730</meta:creation-date>
    <dc:date>2018-02-23T23:36:58.399612737</dc:date>
    <meta:editing-duration>P1DT9H23M34S</meta:editing-duration>
    <meta:editing-cycles>6</meta:editing-cycles>
    <meta:generator>LibreOffice/5.1.6.2$Linux_X86_64 LibreOffice_project/10m0$Build-2</meta:generator>
    <meta:document-statistic meta:table-count="3" meta:cell-count="5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6.261cm" svg:y="0.465cm" chart:style-name="ch2">
          <text:p>Backpropagation on Iris Dataset: Accuracy vs Epoch</text:p>
        </chart:title>
        <chart:legend svg:x="17.196cm" svg:y="7.06cm" style:legend-expansion="custom" chartooo:width="3.145cm" chartooo:height="1.87cm" style:legend-expansion-aspect-ratio="1.68181818181818" chart:style-name="ch3"/>
        <chart:plot-area chart:style-name="ch4" table:cell-range-address="Sheet1.A2:Sheet1.D91" chart:data-source-has-labels="both" svg:x="1.717cm" svg:y="1.692cm" svg:width="20.017cm" svg:height="12.857cm">
          <chartooo:coordinate-region svg:x="2.462cm" svg:y="1.888cm" svg:width="18.526cm" svg:height="11.862cm"/>
          <chart:axis chart:dimension="x" chart:name="primary-x" chart:style-name="ch5" chartooo:axis-type="text">
            <chart:title svg:x="10.609cm" svg:y="14.879cm" chart:style-name="ch6">
              <text:p>Epoch Number</text:p>
            </chart:title>
            <chart:categories table:cell-range-address="Sheet1.A2:Sheet1.A91"/>
          </chart:axis>
          <chart:axis chart:dimension="y" chart:name="primary-y" chart:style-name="ch7">
            <chart:title svg:x="0.712cm" svg:y="8.521cm" chart:style-name="ch8">
              <text:p>MSE</text:p>
            </chart:title>
            <chart:grid chart:style-name="ch9" chart:class="major"/>
          </chart:axis>
          <chart:axis chart:dimension="y" chart:name="secondary-y" chart:style-name="ch10">
            <chart:title svg:x="22.197cm" svg:y="9.077cm" chart:style-name="ch8">
              <text:p>VS Accuracy</text:p>
            </chart:title>
          </chart:axis>
          <chart:series chart:attached-axis="primary-y" chart:style-name="ch11" chart:values-cell-range-address="Sheet1.B2:Sheet1.B91" loext:label-string="training_mse" chart:class="chart:line">
            <chart:data-point chart:repeated="90"/>
          </chart:series>
          <chart:series chart:attached-axis="primary-y" chart:style-name="ch12" chart:values-cell-range-address="Sheet1.C2:Sheet1.C91" loext:label-string="vs_mse" chart:class="chart:line">
            <chart:data-point chart:repeated="90"/>
          </chart:series>
          <chart:series chart:attached-axis="primary-y" chart:style-name="ch13" chart:values-cell-range-address="Sheet1.D2:Sheet1.D91" loext:label-string="vs_accuracy" chart:class="chart:line">
            <chart:data-point chart:repeated="9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mse</text:p>
              </table:table-cell>
              <table:table-cell office:value-type="string">
                <text:p>vs_mse</text:p>
              </table:table-cell>
              <table:table-cell office:value-type="string">
                <text:p>vs_accurac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91</svg:desc>
                </draw:g>
              </table:table-cell>
              <table:table-cell office:value-type="float" office:value="0.770111338407">
                <text:p>0.770111338407</text:p>
                <draw:g>
                  <svg:desc>Sheet1.B2:Sheet1.B91</svg:desc>
                </draw:g>
              </table:table-cell>
              <table:table-cell office:value-type="float" office:value="0.77303780528">
                <text:p>0.77303780528</text:p>
                <draw:g>
                  <svg:desc>Sheet1.C2:Sheet1.C91</svg:desc>
                </draw:g>
              </table:table-cell>
              <table:table-cell office:value-type="float" office:value="0.216216216216216">
                <text:p>0.216216216216216</text:p>
                <draw:g>
                  <svg:desc>Sheet1.D2:Sheet1.D9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68050114053">
                <text:p>0.668050114053</text:p>
              </table:table-cell>
              <table:table-cell office:value-type="float" office:value="0.689531148447">
                <text:p>0.689531148447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5893584461">
                <text:p>0.65893584461</text:p>
              </table:table-cell>
              <table:table-cell office:value-type="float" office:value="0.673547041614">
                <text:p>0.673547041614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1487790367">
                <text:p>0.651487790367</text:p>
              </table:table-cell>
              <table:table-cell office:value-type="float" office:value="0.671289400157">
                <text:p>0.671289400157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38073151622">
                <text:p>0.638073151622</text:p>
              </table:table-cell>
              <table:table-cell office:value-type="float" office:value="0.653282475116">
                <text:p>0.653282475116</text:p>
              </table:table-cell>
              <table:table-cell office:value-type="float" office:value="0.216216216216216">
                <text:p>0.2162162162162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15864805426">
                <text:p>0.615864805426</text:p>
              </table:table-cell>
              <table:table-cell office:value-type="float" office:value="0.644362077977">
                <text:p>0.644362077977</text:p>
              </table:table-cell>
              <table:table-cell office:value-type="float" office:value="0.243243243243243">
                <text:p>0.2432432432432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9919299051">
                <text:p>0.579919299051</text:p>
              </table:table-cell>
              <table:table-cell office:value-type="float" office:value="0.601985376183">
                <text:p>0.601985376183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30312201326">
                <text:p>0.530312201326</text:p>
              </table:table-cell>
              <table:table-cell office:value-type="float" office:value="0.563732967768">
                <text:p>0.563732967768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7870959127">
                <text:p>0.477870959127</text:p>
              </table:table-cell>
              <table:table-cell office:value-type="float" office:value="0.517028851916">
                <text:p>0.517028851916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3407772921">
                <text:p>0.433407772921</text:p>
              </table:table-cell>
              <table:table-cell office:value-type="float" office:value="0.477098160445">
                <text:p>0.477098160445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02528809925">
                <text:p>0.402528809925</text:p>
              </table:table-cell>
              <table:table-cell office:value-type="float" office:value="0.449159287888">
                <text:p>0.449159287888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9698184035">
                <text:p>0.379698184035</text:p>
              </table:table-cell>
              <table:table-cell office:value-type="float" office:value="0.428800222497">
                <text:p>0.428800222497</text:p>
              </table:table-cell>
              <table:table-cell office:value-type="float" office:value="0.675675675675676">
                <text:p>0.6756756756756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63453655296">
                <text:p>0.363453655296</text:p>
              </table:table-cell>
              <table:table-cell office:value-type="float" office:value="0.421419793993">
                <text:p>0.421419793993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3376724736">
                <text:p>0.353376724736</text:p>
              </table:table-cell>
              <table:table-cell office:value-type="float" office:value="0.416374664948">
                <text:p>0.41637466494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44508223321">
                <text:p>0.344508223321</text:p>
              </table:table-cell>
              <table:table-cell office:value-type="float" office:value="0.404671822552">
                <text:p>0.404671822552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8497788066">
                <text:p>0.338497788066</text:p>
              </table:table-cell>
              <table:table-cell office:value-type="float" office:value="0.397440480597">
                <text:p>0.397440480597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57347403">
                <text:p>0.333357347403</text:p>
              </table:table-cell>
              <table:table-cell office:value-type="float" office:value="0.393292614569">
                <text:p>0.393292614569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9342742612">
                <text:p>0.329342742612</text:p>
              </table:table-cell>
              <table:table-cell office:value-type="float" office:value="0.389511897271">
                <text:p>0.38951189727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5646784684">
                <text:p>0.325646784684</text:p>
              </table:table-cell>
              <table:table-cell office:value-type="float" office:value="0.386261554494">
                <text:p>0.386261554494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2519808565">
                <text:p>0.322519808565</text:p>
              </table:table-cell>
              <table:table-cell office:value-type="float" office:value="0.381759272933">
                <text:p>0.381759272933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9648722534">
                <text:p>0.319648722534</text:p>
              </table:table-cell>
              <table:table-cell office:value-type="float" office:value="0.380704569871">
                <text:p>0.380704569871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17359443854">
                <text:p>0.317359443854</text:p>
              </table:table-cell>
              <table:table-cell office:value-type="float" office:value="0.373456446699">
                <text:p>0.373456446699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14195510878">
                <text:p>0.314195510878</text:p>
              </table:table-cell>
              <table:table-cell office:value-type="float" office:value="0.372496387456">
                <text:p>0.372496387456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11583464813">
                <text:p>0.311583464813</text:p>
              </table:table-cell>
              <table:table-cell office:value-type="float" office:value="0.370748133809">
                <text:p>0.370748133809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09025949756">
                <text:p>0.309025949756</text:p>
              </table:table-cell>
              <table:table-cell office:value-type="float" office:value="0.366694533659">
                <text:p>0.366694533659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065510448">
                <text:p>0.3065510448</text:p>
              </table:table-cell>
              <table:table-cell office:value-type="float" office:value="0.364540015143">
                <text:p>0.364540015143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03950263398">
                <text:p>0.303950263398</text:p>
              </table:table-cell>
              <table:table-cell office:value-type="float" office:value="0.360224407568">
                <text:p>0.36022440756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03453559629">
                <text:p>0.303453559629</text:p>
              </table:table-cell>
              <table:table-cell office:value-type="float" office:value="0.363704619028">
                <text:p>0.363704619028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0220650354">
                <text:p>0.30220650354</text:p>
              </table:table-cell>
              <table:table-cell office:value-type="float" office:value="0.349971318716">
                <text:p>0.349971318716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96026674">
                <text:p>0.296026674</text:p>
              </table:table-cell>
              <table:table-cell office:value-type="float" office:value="0.347765543435">
                <text:p>0.347765543435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93278616991">
                <text:p>0.293278616991</text:p>
              </table:table-cell>
              <table:table-cell office:value-type="float" office:value="0.342943652527">
                <text:p>0.342943652527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90559663243">
                <text:p>0.290559663243</text:p>
              </table:table-cell>
              <table:table-cell office:value-type="float" office:value="0.338536884845">
                <text:p>0.33853688484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94945876061">
                <text:p>0.294945876061</text:p>
              </table:table-cell>
              <table:table-cell office:value-type="float" office:value="0.334349599016">
                <text:p>0.334349599016</text:p>
              </table:table-cell>
              <table:table-cell office:value-type="float" office:value="0.837837837837838">
                <text:p>0.8378378378378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8545988922">
                <text:p>0.28545988922</text:p>
              </table:table-cell>
              <table:table-cell office:value-type="float" office:value="0.329009026168">
                <text:p>0.32900902616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8142300267">
                <text:p>0.28142300267</text:p>
              </table:table-cell>
              <table:table-cell office:value-type="float" office:value="0.329329957341">
                <text:p>0.329329957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77692082838">
                <text:p>0.277692082838</text:p>
              </table:table-cell>
              <table:table-cell office:value-type="float" office:value="0.321280974796">
                <text:p>0.321280974796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8232640047">
                <text:p>0.28232640047</text:p>
              </table:table-cell>
              <table:table-cell office:value-type="float" office:value="0.317541779808">
                <text:p>0.31754177980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80097106057">
                <text:p>0.280097106057</text:p>
              </table:table-cell>
              <table:table-cell office:value-type="float" office:value="0.331983657379">
                <text:p>0.331983657379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76008266105">
                <text:p>0.276008266105</text:p>
              </table:table-cell>
              <table:table-cell office:value-type="float" office:value="0.326397420673">
                <text:p>0.326397420673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64948270396">
                <text:p>0.264948270396</text:p>
              </table:table-cell>
              <table:table-cell office:value-type="float" office:value="0.300482581734">
                <text:p>0.300482581734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63652297944">
                <text:p>0.263652297944</text:p>
              </table:table-cell>
              <table:table-cell office:value-type="float" office:value="0.294777410051">
                <text:p>0.29477741005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57542765935">
                <text:p>0.257542765935</text:p>
              </table:table-cell>
              <table:table-cell office:value-type="float" office:value="0.289233935434">
                <text:p>0.289233935434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74823078863">
                <text:p>0.274823078863</text:p>
              </table:table-cell>
              <table:table-cell office:value-type="float" office:value="0.325835253682">
                <text:p>0.325835253682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50749224402">
                <text:p>0.250749224402</text:p>
              </table:table-cell>
              <table:table-cell office:value-type="float" office:value="0.289417462484">
                <text:p>0.289417462484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87750196071">
                <text:p>0.287750196071</text:p>
              </table:table-cell>
              <table:table-cell office:value-type="float" office:value="0.343257454566">
                <text:p>0.343257454566</text:p>
              </table:table-cell>
              <table:table-cell office:value-type="float" office:value="0.756756756756757">
                <text:p>0.75675675675675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48178208231">
                <text:p>0.248178208231</text:p>
              </table:table-cell>
              <table:table-cell office:value-type="float" office:value="0.270563187344">
                <text:p>0.270563187344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34148514645">
                <text:p>0.234148514645</text:p>
              </table:table-cell>
              <table:table-cell office:value-type="float" office:value="0.263032587625">
                <text:p>0.263032587625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29806615531">
                <text:p>0.229806615531</text:p>
              </table:table-cell>
              <table:table-cell office:value-type="float" office:value="0.257300404829">
                <text:p>0.257300404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31813986159">
                <text:p>0.231813986159</text:p>
              </table:table-cell>
              <table:table-cell office:value-type="float" office:value="0.265128643498">
                <text:p>0.265128643498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33833014207">
                <text:p>0.233833014207</text:p>
              </table:table-cell>
              <table:table-cell office:value-type="float" office:value="0.26865035164">
                <text:p>0.26865035164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0692687237">
                <text:p>0.260692687237</text:p>
              </table:table-cell>
              <table:table-cell office:value-type="float" office:value="0.268550617253">
                <text:p>0.268550617253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211108301216">
                <text:p>0.211108301216</text:p>
              </table:table-cell>
              <table:table-cell office:value-type="float" office:value="0.232454922928">
                <text:p>0.23245492292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11327210022">
                <text:p>0.211327210022</text:p>
              </table:table-cell>
              <table:table-cell office:value-type="float" office:value="0.237141344593">
                <text:p>0.237141344593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212216398601">
                <text:p>0.212216398601</text:p>
              </table:table-cell>
              <table:table-cell office:value-type="float" office:value="0.238905535982">
                <text:p>0.238905535982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15442549843">
                <text:p>0.215442549843</text:p>
              </table:table-cell>
              <table:table-cell office:value-type="float" office:value="0.243949357047">
                <text:p>0.243949357047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198443707155">
                <text:p>0.198443707155</text:p>
              </table:table-cell>
              <table:table-cell office:value-type="float" office:value="0.207765313262">
                <text:p>0.207765313262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95877093541">
                <text:p>0.195877093541</text:p>
              </table:table-cell>
              <table:table-cell office:value-type="float" office:value="0.216855369011">
                <text:p>0.21685536901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193370912638">
                <text:p>0.193370912638</text:p>
              </table:table-cell>
              <table:table-cell office:value-type="float" office:value="0.198318831537">
                <text:p>0.198318831537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80915518725">
                <text:p>0.180915518725</text:p>
              </table:table-cell>
              <table:table-cell office:value-type="float" office:value="0.187748580196">
                <text:p>0.18774858019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173379542835">
                <text:p>0.173379542835</text:p>
              </table:table-cell>
              <table:table-cell office:value-type="float" office:value="0.181694419408">
                <text:p>0.181694419408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70479006896">
                <text:p>0.170479006896</text:p>
              </table:table-cell>
              <table:table-cell office:value-type="float" office:value="0.182926731087">
                <text:p>0.18292673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71555252195">
                <text:p>0.171555252195</text:p>
              </table:table-cell>
              <table:table-cell office:value-type="float" office:value="0.185633055052">
                <text:p>0.185633055052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64703328689">
                <text:p>0.164703328689</text:p>
              </table:table-cell>
              <table:table-cell office:value-type="float" office:value="0.167320389853">
                <text:p>0.167320389853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81824765535">
                <text:p>0.181824765535</text:p>
              </table:table-cell>
              <table:table-cell office:value-type="float" office:value="0.177961677305">
                <text:p>0.177961677305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60734864154">
                <text:p>0.160734864154</text:p>
              </table:table-cell>
              <table:table-cell office:value-type="float" office:value="0.160617047636">
                <text:p>0.16061704763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148304857524">
                <text:p>0.148304857524</text:p>
              </table:table-cell>
              <table:table-cell office:value-type="float" office:value="0.155599124465">
                <text:p>0.155599124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145387760983">
                <text:p>0.145387760983</text:p>
              </table:table-cell>
              <table:table-cell office:value-type="float" office:value="0.152397876902">
                <text:p>0.152397876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169924924351">
                <text:p>0.169924924351</text:p>
              </table:table-cell>
              <table:table-cell office:value-type="float" office:value="0.162629638238">
                <text:p>0.16262963823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16286906795">
                <text:p>0.16286906795</text:p>
              </table:table-cell>
              <table:table-cell office:value-type="float" office:value="0.175688366191">
                <text:p>0.17568836619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5808945226">
                <text:p>0.15808945226</text:p>
              </table:table-cell>
              <table:table-cell office:value-type="float" office:value="0.169482562117">
                <text:p>0.169482562117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4688687967">
                <text:p>0.14688687967</text:p>
              </table:table-cell>
              <table:table-cell office:value-type="float" office:value="0.14155710345">
                <text:p>0.1415571034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221122663301">
                <text:p>0.221122663301</text:p>
              </table:table-cell>
              <table:table-cell office:value-type="float" office:value="0.24395179168">
                <text:p>0.24395179168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12948251161">
                <text:p>0.12948251161</text:p>
              </table:table-cell>
              <table:table-cell office:value-type="float" office:value="0.126193426596">
                <text:p>0.12619342659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140640621395">
                <text:p>0.140640621395</text:p>
              </table:table-cell>
              <table:table-cell office:value-type="float" office:value="0.148949347285">
                <text:p>0.148949347285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116152390374">
                <text:p>0.116152390374</text:p>
              </table:table-cell>
              <table:table-cell office:value-type="float" office:value="0.116539711951">
                <text:p>0.116539711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147120082542">
                <text:p>0.147120082542</text:p>
              </table:table-cell>
              <table:table-cell office:value-type="float" office:value="0.137061847313">
                <text:p>0.137061847313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116934453218">
                <text:p>0.116934453218</text:p>
              </table:table-cell>
              <table:table-cell office:value-type="float" office:value="0.112900190516">
                <text:p>0.11290019051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11722571608">
                <text:p>0.11722571608</text:p>
              </table:table-cell>
              <table:table-cell office:value-type="float" office:value="0.112058922056">
                <text:p>0.11205892205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17309320058">
                <text:p>0.117309320058</text:p>
              </table:table-cell>
              <table:table-cell office:value-type="float" office:value="0.121479098277">
                <text:p>0.121479098277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121180237068">
                <text:p>0.121180237068</text:p>
              </table:table-cell>
              <table:table-cell office:value-type="float" office:value="0.114358972685">
                <text:p>0.11435897268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01113815581">
                <text:p>0.101113815581</text:p>
              </table:table-cell>
              <table:table-cell office:value-type="float" office:value="0.0996202547212">
                <text:p>0.0996202547212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106580040604">
                <text:p>0.106580040604</text:p>
              </table:table-cell>
              <table:table-cell office:value-type="float" office:value="0.109428836194">
                <text:p>0.109428836194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29815721781">
                <text:p>0.129815721781</text:p>
              </table:table-cell>
              <table:table-cell office:value-type="float" office:value="0.120087796788">
                <text:p>0.120087796788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105909996597">
                <text:p>0.105909996597</text:p>
              </table:table-cell>
              <table:table-cell office:value-type="float" office:value="0.100398382148">
                <text:p>0.100398382148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933460123396">
                <text:p>0.0933460123396</text:p>
              </table:table-cell>
              <table:table-cell office:value-type="float" office:value="0.0917312572391">
                <text:p>0.0917312572391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100660351408">
                <text:p>0.100660351408</text:p>
              </table:table-cell>
              <table:table-cell office:value-type="float" office:value="0.103696047826">
                <text:p>0.103696047826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11594954566">
                <text:p>0.111594954566</text:p>
              </table:table-cell>
              <table:table-cell office:value-type="float" office:value="0.104191314936">
                <text:p>0.104191314936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112988287143">
                <text:p>0.112988287143</text:p>
              </table:table-cell>
              <table:table-cell office:value-type="float" office:value="0.118597480901">
                <text:p>0.118597480901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65904253936">
                <text:p>0.0865904253936</text:p>
              </table:table-cell>
              <table:table-cell office:value-type="float" office:value="0.0851255534545">
                <text:p>0.0851255534545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87366998939">
                <text:p>0.087366998939</text:p>
              </table:table-cell>
              <table:table-cell office:value-type="float" office:value="0.0842616319889">
                <text:p>0.0842616319889</text:p>
              </table:table-cell>
              <table:table-cell office:value-type="float" office:value="0.972972972972973">
                <text:p>0.972972972972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4.603cm" svg:y="0.465cm" chart:style-name="ch2">
          <text:p>Backpropagation on Vowel Dataset: Epoch Number vs Learning Rate</text:p>
        </chart:title>
        <chart:plot-area chart:style-name="ch3" table:cell-range-address="Sheet2.A2:Sheet2.A9 Sheet2.E2:Sheet2.E9" chart:data-source-has-labels="both" svg:x="1.629cm" svg:y="1.693cm" svg:width="19.608cm" svg:height="12.696cm">
          <chartooo:coordinate-region svg:x="2.462cm" svg:y="1.888cm" svg:width="18.526cm" svg:height="11.862cm"/>
          <chart:axis chart:dimension="x" chart:name="primary-x" chart:style-name="ch4" chartooo:axis-type="text">
            <chart:title svg:x="10.379cm" svg:y="14.719cm" chart:style-name="ch5">
              <text:p>Learning Rate</text:p>
            </chart:title>
            <chart:categories table:cell-range-address="Sheet2.A2:Sheet2.A9"/>
          </chart:axis>
          <chart:axis chart:dimension="y" chart:name="primary-y" chart:style-name="ch6">
            <chart:title svg:x="0.624cm" svg:y="10.012cm" chart:style-name="ch7">
              <text:p>Number of Epochs Needed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2.E2:Sheet2.E9" loext:label-string="epochs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s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2.A2:Sheet2.A9</svg:desc>
                </draw:g>
              </table:table-cell>
              <table:table-cell office:value-type="float" office:value="114">
                <text:p>114</text:p>
                <draw:g>
                  <svg:desc>Sheet2.E2:Sheet2.E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5.599cm" svg:y="0.465cm" chart:style-name="ch2">
          <text:p>Backpropagation on Vowel Dataset: MSE vs Hidden Nodes</text:p>
        </chart:title>
        <chart:legend svg:x="17.196cm" svg:y="7.06cm" style:legend-expansion="custom" chartooo:width="3.145cm" chartooo:height="1.87cm" style:legend-expansion-aspect-ratio="1.68181818181818" chart:style-name="ch3"/>
        <chart:plot-area chart:style-name="ch4" table:cell-range-address="Sheet2.A12:Sheet2.D21" chart:data-source-has-labels="both" svg:x="1.717cm" svg:y="1.693cm" svg:width="19.564cm" svg:height="12.696cm">
          <chartooo:coordinate-region svg:x="2.462cm" svg:y="1.888cm" svg:width="18.526cm" svg:height="11.862cm"/>
          <chart:axis chart:dimension="x" chart:name="primary-x" chart:style-name="ch5" chartooo:axis-type="text">
            <chart:title svg:x="9.651cm" svg:y="14.719cm" chart:style-name="ch6">
              <text:p>Number of Hidden Nodes</text:p>
            </chart:title>
            <chart:categories table:cell-range-address="Sheet2.A12:Sheet2.A21"/>
          </chart:axis>
          <chart:axis chart:dimension="y" chart:name="primary-y" chart:style-name="ch7">
            <chart:title svg:x="0.712cm" svg:y="8.442cm" chart:style-name="ch8">
              <text:p>MS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2.B12:Sheet2.B21" loext:label-string="training_mse" chart:class="chart:line">
            <chart:data-point chart:repeated="10"/>
          </chart:series>
          <chart:series chart:attached-axis="primary-y" chart:style-name="ch12" chart:values-cell-range-address="Sheet2.C12:Sheet2.C21" loext:label-string="vs_mse" chart:class="chart:line">
            <chart:data-point chart:repeated="10"/>
          </chart:series>
          <chart:series chart:attached-axis="primary-y" chart:style-name="ch13" chart:values-cell-range-address="Sheet2.D12:Sheet2.D21" loext:label-string="test_mse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mse</text:p>
              </table:table-cell>
              <table:table-cell office:value-type="string">
                <text:p>vs_mse</text:p>
              </table:table-cell>
              <table:table-cell office:value-type="string">
                <text:p>test_ms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12:Sheet2.A21</svg:desc>
                </draw:g>
              </table:table-cell>
              <table:table-cell office:value-type="float" office:value="0.823185370152">
                <text:p>0.823185370152</text:p>
                <draw:g>
                  <svg:desc>Sheet2.B12:Sheet2.B21</svg:desc>
                </draw:g>
              </table:table-cell>
              <table:table-cell office:value-type="float" office:value="0.844542504303909">
                <text:p>0.844542504303909</text:p>
                <draw:g>
                  <svg:desc>Sheet2.C12:Sheet2.C21</svg:desc>
                </draw:g>
              </table:table-cell>
              <table:table-cell office:value-type="float" office:value="0.852069501816115">
                <text:p>0.852069501816115</text:p>
                <draw:g>
                  <svg:desc>Sheet2.D12:Sheet2.D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900751699">
                <text:p>0.77900751699</text:p>
              </table:table-cell>
              <table:table-cell office:value-type="float" office:value="0.807706610142625">
                <text:p>0.807706610142625</text:p>
              </table:table-cell>
              <table:table-cell office:value-type="float" office:value="0.814729588263433">
                <text:p>0.8147295882634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7342712498">
                <text:p>0.597342712498</text:p>
              </table:table-cell>
              <table:table-cell office:value-type="float" office:value="0.626844346158956">
                <text:p>0.626844346158956</text:p>
              </table:table-cell>
              <table:table-cell office:value-type="float" office:value="1.0662816504011">
                <text:p>1.06628165040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97944764467">
                <text:p>0.597944764467</text:p>
              </table:table-cell>
              <table:table-cell office:value-type="float" office:value="0.624848437837123">
                <text:p>0.624848437837123</text:p>
              </table:table-cell>
              <table:table-cell office:value-type="float" office:value="0.827218589812613">
                <text:p>0.8272185898126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180084425">
                <text:p>0.45180084425</text:p>
              </table:table-cell>
              <table:table-cell office:value-type="float" office:value="0.47507283373305">
                <text:p>0.47507283373305</text:p>
              </table:table-cell>
              <table:table-cell office:value-type="float" office:value="1.03237336973585">
                <text:p>1.032373369735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16609448957">
                <text:p>0.216609448957</text:p>
              </table:table-cell>
              <table:table-cell office:value-type="float" office:value="0.390574553726827">
                <text:p>0.390574553726827</text:p>
              </table:table-cell>
              <table:table-cell office:value-type="float" office:value="1.18532156498037">
                <text:p>1.185321564980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751592802">
                <text:p>0.28751592802</text:p>
              </table:table-cell>
              <table:table-cell office:value-type="float" office:value="0.397568974065049">
                <text:p>0.397568974065049</text:p>
              </table:table-cell>
              <table:table-cell office:value-type="float" office:value="1.09691981323669">
                <text:p>1.096919813236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238154373332">
                <text:p>0.238154373332</text:p>
              </table:table-cell>
              <table:table-cell office:value-type="float" office:value="0.347336095659504">
                <text:p>0.347336095659504</text:p>
              </table:table-cell>
              <table:table-cell office:value-type="float" office:value="0.758632239020609">
                <text:p>0.7586322390206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25052396256">
                <text:p>0.25052396256</text:p>
              </table:table-cell>
              <table:table-cell office:value-type="float" office:value="0.364823746685994">
                <text:p>0.364823746685994</text:p>
              </table:table-cell>
              <table:table-cell office:value-type="float" office:value="0.536614415882285">
                <text:p>0.5366144158822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80599470398">
                <text:p>1.80599470398</text:p>
              </table:table-cell>
              <table:table-cell office:value-type="float" office:value="1.85417303494142">
                <text:p>1.85417303494142</text:p>
              </table:table-cell>
              <table:table-cell office:value-type="float" office:value="1.80637288247163">
                <text:p>1.80637288247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5.617cm" svg:y="0.465cm" chart:style-name="ch2">
          <text:p>Backpropagation on Vowel Dataset: MSE vs Learning Rate</text:p>
        </chart:title>
        <chart:legend svg:x="17.196cm" svg:y="7.06cm" style:legend-expansion="custom" chartooo:width="3.145cm" chartooo:height="1.87cm" style:legend-expansion-aspect-ratio="1.68181818181818" chart:style-name="ch3"/>
        <chart:plot-area chart:style-name="ch4" table:cell-range-address="Sheet2.A2:Sheet2.D9" chart:data-source-has-labels="both" svg:x="1.717cm" svg:y="1.693cm" svg:width="19.52cm" svg:height="12.696cm">
          <chartooo:coordinate-region svg:x="2.462cm" svg:y="1.888cm" svg:width="18.526cm" svg:height="11.862cm"/>
          <chart:axis chart:dimension="x" chart:name="primary-x" chart:style-name="ch5" chartooo:axis-type="text">
            <chart:title svg:x="10.423cm" svg:y="14.719cm" chart:style-name="ch6">
              <text:p>Learning Rate</text:p>
            </chart:title>
            <chart:categories table:cell-range-address="Sheet2.A2:Sheet2.A9"/>
          </chart:axis>
          <chart:axis chart:dimension="y" chart:name="primary-y" chart:style-name="ch7">
            <chart:title svg:x="0.712cm" svg:y="8.442cm" chart:style-name="ch8">
              <text:p>MS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2.B2:Sheet2.B9" loext:label-string="training_mse" chart:class="chart:line">
            <chart:data-point chart:repeated="8"/>
          </chart:series>
          <chart:series chart:attached-axis="primary-y" chart:style-name="ch12" chart:values-cell-range-address="Sheet2.C2:Sheet2.C9" loext:label-string="vs_mse" chart:class="chart:line">
            <chart:data-point chart:repeated="8"/>
          </chart:series>
          <chart:series chart:attached-axis="primary-y" chart:style-name="ch13" chart:values-cell-range-address="Sheet2.D2:Sheet2.D9" loext:label-string="test_mse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mse</text:p>
              </table:table-cell>
              <table:table-cell office:value-type="string">
                <text:p>vs_mse</text:p>
              </table:table-cell>
              <table:table-cell office:value-type="string">
                <text:p>test_mse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2.A2:Sheet2.A9</svg:desc>
                </draw:g>
              </table:table-cell>
              <table:table-cell office:value-type="float" office:value="0.370314139042">
                <text:p>0.370314139042</text:p>
                <draw:g>
                  <svg:desc>Sheet2.B2:Sheet2.B9</svg:desc>
                </draw:g>
              </table:table-cell>
              <table:table-cell office:value-type="float" office:value="0.485872222224643">
                <text:p>0.485872222224643</text:p>
                <draw:g>
                  <svg:desc>Sheet2.C2:Sheet2.C9</svg:desc>
                </draw:g>
              </table:table-cell>
              <table:table-cell office:value-type="float" office:value="1.26934646692865">
                <text:p>1.26934646692865</text:p>
                <draw:g>
                  <svg:desc>Sheet2.D2:Sheet2.D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0111588986">
                <text:p>0.30111588986</text:p>
              </table:table-cell>
              <table:table-cell office:value-type="float" office:value="0.449092224678416">
                <text:p>0.449092224678416</text:p>
              </table:table-cell>
              <table:table-cell office:value-type="float" office:value="1.25153966471149">
                <text:p>1.2515396647114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39541604605">
                <text:p>0.39541604605</text:p>
              </table:table-cell>
              <table:table-cell office:value-type="float" office:value="0.502585839280214">
                <text:p>0.502585839280214</text:p>
              </table:table-cell>
              <table:table-cell office:value-type="float" office:value="1.08715073588073">
                <text:p>1.0871507358807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206339772371">
                <text:p>0.206339772371</text:p>
              </table:table-cell>
              <table:table-cell office:value-type="float" office:value="0.38185834007332">
                <text:p>0.38185834007332</text:p>
              </table:table-cell>
              <table:table-cell office:value-type="float" office:value="1.16837722183908">
                <text:p>1.168377221839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5095080067">
                <text:p>0.255095080067</text:p>
              </table:table-cell>
              <table:table-cell office:value-type="float" office:value="0.430788692175657">
                <text:p>0.430788692175657</text:p>
              </table:table-cell>
              <table:table-cell office:value-type="float" office:value="1.07363028982685">
                <text:p>1.0736302898268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38966090694">
                <text:p>0.38966090694</text:p>
              </table:table-cell>
              <table:table-cell office:value-type="float" office:value="0.502359405082506">
                <text:p>0.502359405082506</text:p>
              </table:table-cell>
              <table:table-cell office:value-type="float" office:value="0.997635303410636">
                <text:p>0.99763530341063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94275646014">
                <text:p>0.394275646014</text:p>
              </table:table-cell>
              <table:table-cell office:value-type="float" office:value="0.491766977926028">
                <text:p>0.491766977926028</text:p>
              </table:table-cell>
              <table:table-cell office:value-type="float" office:value="0.982322704776389">
                <text:p>0.98232270477638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421872469392">
                <text:p>0.421872469392</text:p>
              </table:table-cell>
              <table:table-cell office:value-type="float" office:value="0.544580906703742">
                <text:p>0.544580906703742</text:p>
              </table:table-cell>
              <table:table-cell office:value-type="float" office:value="1.02415629345164">
                <text:p>1.024156293451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4.877cm" svg:y="0.501cm" chart:style-name="ch2">
          <text:p>Backpropagation on Vowel Dataset: Epoch Number vs Momentum</text:p>
        </chart:title>
        <chart:plot-area chart:style-name="ch3" table:cell-range-address="Sheet2.A23:Sheet2.B30" chart:data-source-has-labels="both" svg:x="1.823cm" svg:y="1.693cm" svg:width="19.511cm" svg:height="12.696cm">
          <chartooo:coordinate-region svg:x="2.462cm" svg:y="1.888cm" svg:width="18.526cm" svg:height="11.862cm"/>
          <chart:axis chart:dimension="x" chart:name="primary-x" chart:style-name="ch4" chartooo:axis-type="text">
            <chart:title svg:x="10.524cm" svg:y="14.719cm" chart:style-name="ch5">
              <text:p>Learning Rate</text:p>
            </chart:title>
            <chart:categories table:cell-range-address="Sheet2.A23:Sheet2.A30"/>
          </chart:axis>
          <chart:axis chart:dimension="y" chart:name="primary-y" chart:style-name="ch6">
            <chart:title svg:x="0.818cm" svg:y="10.012cm" chart:style-name="ch7">
              <text:p>Number of Epochs Needed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2.B23:Sheet2.B30" loext:label-string="epochs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3:Sheet2.A30</svg:desc>
                </draw:g>
              </table:table-cell>
              <table:table-cell office:value-type="float" office:value="33">
                <text:p>33</text:p>
                <draw:g>
                  <svg:desc>Sheet2.B23:Sheet2.B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48cm" svg:height="16.45cm" xlink:href=".." xlink:type="simple" chart:class="chart:line" chart:style-name="ch1">
        <chart:title svg:x="6.164cm" svg:y="0.465cm" chart:style-name="ch2">
          <text:p>Backpropagation on Vowel Dataset: Accuracy vs Bias</text:p>
        </chart:title>
        <chart:legend svg:x="14.316cm" svg:y="10.515cm" style:legend-expansion="custom" chartooo:width="3.145cm" chartooo:height="1.87cm" style:legend-expansion-aspect-ratio="1.68181818181818" chart:style-name="ch3"/>
        <chart:plot-area chart:style-name="ch4" table:cell-range-address="Sheet3.A2:Sheet3.C12" chart:data-source-has-labels="both" svg:x="1.717cm" svg:y="1.693cm" svg:width="19.37cm" svg:height="12.696cm">
          <chartooo:coordinate-region svg:x="2.462cm" svg:y="1.888cm" svg:width="18.526cm" svg:height="11.862cm"/>
          <chart:axis chart:dimension="x" chart:name="primary-x" chart:style-name="ch5" chartooo:axis-type="text">
            <chart:title svg:x="11.036cm" svg:y="14.719cm" chart:style-name="ch6">
              <text:p>Bias</text:p>
            </chart:title>
            <chart:categories table:cell-range-address="Sheet3.A2:Sheet3.A12"/>
          </chart:axis>
          <chart:axis chart:dimension="y" chart:name="primary-y" chart:style-name="ch7">
            <chart:title svg:x="0.712cm" svg:y="8.751cm" chart:style-name="ch8">
              <text:p>Accuracy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3.B2:Sheet3.B12" loext:label-string="training" chart:class="chart:line">
            <chart:data-point chart:repeated="11"/>
          </chart:series>
          <chart:series chart:attached-axis="primary-y" chart:style-name="ch12" chart:values-cell-range-address="Sheet3.C2:Sheet3.C12" loext:label-string="testing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</text:p>
              </table:table-cell>
              <table:table-cell office:value-type="string">
                <text:p>testing</text:p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Sheet3.A2:Sheet3.A12</svg:desc>
                </draw:g>
              </table:table-cell>
              <table:table-cell office:value-type="float" office:value="0.0876010781671159">
                <text:p>0.0876010781671159</text:p>
                <draw:g>
                  <svg:desc>Sheet3.B2:Sheet3.B12</svg:desc>
                </draw:g>
              </table:table-cell>
              <table:table-cell office:value-type="float" office:value="0.100806451612903">
                <text:p>0.100806451612903</text:p>
                <draw:g>
                  <svg:desc>Sheet3.C2:Sheet3.C12</svg:desc>
                </draw:g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559299191374663">
                <text:p>0.559299191374663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694070080862534">
                <text:p>0.694070080862534</text:p>
              </table:table-cell>
              <table:table-cell office:value-type="float" office:value="0.556451612903226">
                <text:p>0.556451612903226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757412398921833">
                <text:p>0.757412398921833</text:p>
              </table:table-cell>
              <table:table-cell office:value-type="float" office:value="0.532258064516129">
                <text:p>0.532258064516129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0.669811320754717">
                <text:p>0.669811320754717</text:p>
              </table:table-cell>
              <table:table-cell office:value-type="float" office:value="0.596774193548387">
                <text:p>0.5967741935483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69811320754717">
                <text:p>0.69811320754717</text:p>
              </table:table-cell>
              <table:table-cell office:value-type="float" office:value="0.641129032258065">
                <text:p>0.6411290322580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00539083557951">
                <text:p>0.800539083557951</text:p>
              </table:table-cell>
              <table:table-cell office:value-type="float" office:value="0.661290322580645">
                <text:p>0.6612903225806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85983827493261">
                <text:p>0.685983827493261</text:p>
              </table:table-cell>
              <table:table-cell office:value-type="float" office:value="0.536290322580645">
                <text:p>0.5362903225806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35849056603773">
                <text:p>0.735849056603773</text:p>
              </table:table-cell>
              <table:table-cell office:value-type="float" office:value="0.584677419354839">
                <text:p>0.5846774193548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8355795148248">
                <text:p>0.5835579514824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76010781671159">
                <text:p>0.0876010781671159</text:p>
              </table:table-cell>
              <table:table-cell office:value-type="float" office:value="0.100806451612903">
                <text:p>0.1008064516129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